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9.5cm" style:rel-column-width="32767*"/>
    </style:style>
    <style:style style:name="Tabella3.B" style:family="table-column">
      <style:table-column-properties style:column-width="9.5cm" style:rel-column-width="32768*"/>
    </style:style>
    <style:style style:name="Tabella3.A1" style:family="table-cell">
      <style:table-cell-properties fo:padding="0.097cm" fo:border="0.05pt solid #000000"/>
    </style:style>
    <style:style style:name="Tabella3.2" style:family="table-row">
      <style:table-row-properties style:min-row-height="1.499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A16" style:family="table-cell">
      <style:table-cell-properties fo:background-color="#e6e6ff" fo:padding="0.097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6.166cm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normal" style:font-weight-asian="normal" style:font-weight-complex="normal"/>
    </style:style>
    <style:style style:name="P3" style:family="paragraph" style:parent-style-name="Header">
      <style:paragraph-properties fo:text-align="start" style:justify-single-word="false"/>
      <style:text-properties style:font-name="Ubuntu Light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Ubuntu Light" fo:font-size="12pt" fo:font-weight="bold" style:font-name-asian="SimSun" style:font-size-asian="12pt" style:font-weight-asian="bold" style:font-name-complex="Tahoma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1pt" style:font-name-asian="SimSun" style:font-size-asian="11pt" style:font-name-complex="Tahoma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fo:background-color="transparent" style:font-name-asian="SimSun" style:font-size-asian="11pt" style:font-name-complex="Tahoma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Ubuntu Light" fo:font-size="11pt" fo:font-style="normal" style:text-underline-style="none" fo:font-weight="normal" fo:background-color="transparent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3" style:family="paragraph" style:parent-style-name="Table_20_Contents"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1" style:family="text">
      <style:text-properties style:font-name="Ubuntu Light" fo:font-size="15pt" style:font-size-asian="15pt" style:font-size-complex="15pt"/>
    </style:style>
    <style:style style:name="T2" style:family="text">
      <style:text-properties style:font-name="Ubuntu Light" fo:font-size="10pt" style:font-size-asian="10pt" style:font-size-complex="10pt"/>
    </style:style>
    <style:style style:name="T3" style:family="text">
      <style:text-properties style:font-name="Ubuntu Light" fo:font-size="6pt" style:font-size-asian="6pt" style:font-size-complex="6pt"/>
    </style:style>
    <style:style style:name="T4" style:family="text">
      <style:text-properties style:font-name="Ubuntu Light" fo:font-weight="normal" style:font-weight-asian="normal" style:font-weight-complex="normal"/>
    </style:style>
    <style:style style:name="T5" style:family="text">
      <style:text-properties style:use-window-font-color="true" style:font-name="Ubuntu Light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font-name="Ubuntu Light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use-window-font-color="true"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ize="6pt" style:font-size-asian="6pt" style:font-size-complex="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8"><text:placeholder text:placeholder-type="text">&lt;setLang('it_IT')&gt;</text:placeholder></text:span><text:span text:style-name="T8"><text:line-break/></text:span><text:text-input text:description="&lt;for each=&quot;appointment in objects&quot;&gt;">starts for loop item objects</text:text-input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table:number-columns-spanned="2" office:value-type="string">
            <text:p text:style-name="P4">RELAZIONE APPUNTAMENTO<text:line-break/><text:span text:style-name="T9"> </text:span></text:p>
            <text:p text:style-name="P3">VISITA DEL <text:span text:style-name="T7"><text:placeholder text:placeholder-type="text">&lt;appointment.date&gt;</text:placeholder></text:span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9">Società: <text:span text:style-name="T5"><text:placeholder text:placeholder-type="text">&lt;appointment.relation_partner_id.name if appointment.relation_partner_id else "Non presente"&gt;</text:placeholder></text:span></text:p>
            <text:p text:style-name="P9"/>
            <text:p text:style-name="P9">Referente: <text:span text:style-name="T5"><text:placeholder text:placeholder-type="text">&lt;appointment.relation_ref or ""&gt;</text:placeholder></text:span></text:p>
          </table:table-cell>
          <table:table-cell table:style-name="Tabella3.B2" office:value-type="string">
            <text:p text:style-name="P9">Visita del periodo: <text:span text:style-name="T6"><text:placeholder text:placeholder-type="text">&lt;"%s-%s"%(appointment.date and appointment.date[5:7] or "",appointment.date and appointment.date[:4] or "")&gt;</text:placeholder></text:span></text:p>
          </table:table-cell>
        </table:table-row>
        <table:table-row table:style-name="Tabella3.2">
          <table:table-cell table:style-name="Tabella3.A2" office:value-type="string">
            <text:p text:style-name="P9">Supervisore: <text:span text:style-name="T5"><text:placeholder text:placeholder-type="text">&lt;appointment.relation_supervisor or ""&gt;</text:placeholder></text:span></text:p>
            <text:p text:style-name="P9"/>
            <text:p text:style-name="P9">Posizione del supervisore: <text:span text:style-name="T5"><text:placeholder text:placeholder-type="text">&lt;appointment.relation_supervisor_position or ""&gt;</text:placeholder></text:span></text:p>
          </table:table-cell>
          <table:table-cell table:style-name="Tabella3.B2" office:value-type="string">
            <text:p text:style-name="P9">Dipartimento:</text:p>
            <text:p text:style-name="P9"/>
            <text:p text:style-name="P11"><text:placeholder text:placeholder-type="text">&lt;appointment.relation_department or ""&gt;</text:placeholder></text:p>
          </table:table-cell>
        </table:table-row>
        <table:table-row>
          <table:table-cell table:style-name="Tabella3.A4" table:number-columns-spanned="2" office:value-type="string">
            <text:p text:style-name="P10">OBIETTIVI DURANTE IL PERIODO DI VALUTAZIONE</text:p>
          </table:table-cell>
          <table:covered-table-cell/>
        </table:table-row>
        <table:table-row table:style-name="Tabella3.2">
          <table:table-cell table:style-name="Tabella3.B2" table:number-columns-spanned="2" office:value-type="string">
            <text:p text:style-name="P11"><text:placeholder text:placeholder-type="text">&lt;appointment.relation_goal or ""&gt;</text:placeholder></text:p>
          </table:table-cell>
          <table:covered-table-cell/>
        </table:table-row>
        <table:table-row>
          <table:table-cell table:style-name="Tabella3.A4" table:number-columns-spanned="2" office:value-type="string">
            <text:p text:style-name="P10">CONSEGUIMENTI, RISULTATI E RESPONSABILITA' (parte al dipendente)</text:p>
          </table:table-cell>
          <table:covered-table-cell/>
        </table:table-row>
        <table:table-row table:style-name="Tabella3.2">
          <table:table-cell table:style-name="Tabella3.B2" table:number-columns-spanned="2" office:value-type="string">
            <text:p text:style-name="P11"><text:placeholder text:placeholder-type="text">&lt;appointment.relation_result or ""&gt;</text:placeholder></text:p>
          </table:table-cell>
          <table:covered-table-cell/>
        </table:table-row>
        <table:table-row>
          <table:table-cell table:style-name="Tabella3.A4" table:number-columns-spanned="2" office:value-type="string">
            <text:p text:style-name="P10">VALUTAZIONE (parte riservata al supervisore)</text:p>
          </table:table-cell>
          <table:covered-table-cell/>
        </table:table-row>
        <table:table-row table:style-name="Tabella3.2">
          <table:table-cell table:style-name="Tabella3.B2" table:number-columns-spanned="2" office:value-type="string">
            <text:p text:style-name="P11"><text:placeholder text:placeholder-type="text">&lt;appointment.relation_evaluation or ""&gt;</text:placeholder></text:p>
          </table:table-cell>
          <table:covered-table-cell/>
        </table:table-row>
        <table:table-row>
          <table:table-cell table:style-name="Tabella3.A4" table:number-columns-spanned="2" office:value-type="string">
            <text:p text:style-name="P10">PUNTI DI FORZA E AREE DI POTENZIAMENTO</text:p>
          </table:table-cell>
          <table:covered-table-cell/>
        </table:table-row>
        <table:table-row table:style-name="Tabella3.2">
          <table:table-cell table:style-name="Tabella3.B2" table:number-columns-spanned="2" office:value-type="string">
            <text:p text:style-name="P13"><text:placeholder text:placeholder-type="text">&lt;appointment.relation_strength or ""&gt;</text:placeholder></text:p>
          </table:table-cell>
          <table:covered-table-cell/>
        </table:table-row>
        <table:table-row>
          <table:table-cell table:style-name="Tabella3.A4" table:number-columns-spanned="2" office:value-type="string">
            <text:p text:style-name="P9">PIANO DI SVILUPPO</text:p>
          </table:table-cell>
          <table:covered-table-cell/>
        </table:table-row>
        <table:table-row table:style-name="Tabella3.2">
          <table:table-cell table:style-name="Tabella3.B2" table:number-columns-spanned="2" office:value-type="string">
            <text:p text:style-name="P12"><text:placeholder text:placeholder-type="text">&lt;appointment.relation_plan or ""&gt;</text:placeholder></text:p>
          </table:table-cell>
          <table:covered-table-cell/>
        </table:table-row>
        <table:table-row>
          <table:table-cell table:style-name="Tabella3.A4" table:number-columns-spanned="2" office:value-type="string">
            <text:p text:style-name="P9">OBIETTIVI PER IL PERIODO DI VALUTAZIONE SUCCESSIVO</text:p>
          </table:table-cell>
          <table:covered-table-cell/>
        </table:table-row>
        <table:table-row table:style-name="Tabella3.2">
          <table:table-cell table:style-name="Tabella3.B2" table:number-columns-spanned="2" office:value-type="string">
            <text:p text:style-name="P11"><text:placeholder text:placeholder-type="text">&lt;appointment.relation_goal_future or ""&gt;</text:placeholder></text:p>
          </table:table-cell>
          <table:covered-table-cell/>
        </table:table-row>
        <table:table-row>
          <table:table-cell table:style-name="Tabella3.A16" office:value-type="string">
            <text:p text:style-name="P9">FIRMA</text:p>
          </table:table-cell>
          <table:table-cell table:style-name="Tabella3.A4" office:value-type="string">
            <text:p text:style-name="P9">FIRMA SUPERVISORE</text:p>
          </table:table-cell>
        </table:table-row>
        <table:table-row>
          <table:table-cell table:style-name="Tabella3.A2" office:value-type="string">
            <text:p text:style-name="P8">Nome: <text:placeholder text:placeholder-type="text">&lt;appointment.user_id.name or ""&gt;</text:placeholder></text:p>
            <text:p text:style-name="P8">Date: <text:placeholder text:placeholder-type="text">&lt;formatLang(appointment.date[:10], date=True)&gt;</text:placeholder></text:p>
          </table:table-cell>
          <table:table-cell table:style-name="Tabella3.B2" office:value-type="string">
            <text:p text:style-name="P8">Nome: <text:placeholder text:placeholder-type="text">&lt;appointment.user_id.name&gt;</text:placeholder></text:p>
            <text:p text:style-name="P8">Data: <text:placeholder text:placeholder-type="text">&lt;formatLang(appointment.date[:10], date=True)&gt;</text:placeholder></text:p>
          </table:table-cell>
        </table:table-row>
      </table:table>
      <text:p text:style-name="P6"><text:text-input text:description="&lt;/for&gt;">ends for loop objects</text:text-input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6.166cm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normal" style:font-weight-asian="normal" style:font-weight-complex="normal"/>
    </style:style>
    <style:style style:name="MT1" style:family="text">
      <style:text-properties style:font-name="Ubuntu Light" fo:font-size="15pt" style:font-size-asian="15pt" style:font-size-complex="15pt"/>
    </style:style>
    <style:style style:name="MT2" style:family="text">
      <style:text-properties style:font-name="Ubuntu Light" fo:font-size="10pt" style:font-size-asian="10pt" style:font-size-complex="10pt"/>
    </style:style>
    <style:style style:name="MT3" style:family="text">
      <style:text-properties style:font-name="Ubuntu Light" fo:font-size="6pt" style:font-size-asian="6pt" style:font-size-complex="6pt"/>
    </style:style>
    <style:style style:name="MT4" style:family="text">
      <style:text-properties style:font-name="Ubuntu Light" fo:font-weight="normal" style:font-weight-asian="normal" style:font-weight-complex="normal"/>
    </style:style>
    <style:style style:name="MT5" style:family="text"/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inerals &amp; Metals s.p.a.<text:tab/><text:tab/></text:span><text:span text:style-name="MT2">Pag. </text:span><text:span text:style-name="MT2"><text:page-number text:select-page="current">1</text:page-number></text:span><text:span text:style-name="MT2"> di </text:span><text:span text:style-name="MT2"><text:page-count>1</text:page-count></text:span><text:span text:style-name="MT2"><text:line-break/></text:span><text:span text:style-name="MT3"> </text:span><text:span text:style-name="MT2"><text:line-break/></text:span><text:span text:style-name="MT4">sede legale:<text:tab/>Via Leopardi, 26 – 24060 Rogno (BG)</text:span></text:p>
        <text:p text:style-name="MP2">internet: <text:tab/><text:a xlink:type="simple" xlink:href="http://www.minerals.it/">http://www.minerals.it</text:a></text:p>
        <text:p text:style-name="MP2">e-mail: <text:tab/><text:a xlink:type="simple" xlink:href="mailto:info@minerals.it">info@minerals.it</text:a> 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4-12T17:08:50</dc:date>
    <meta:editing-duration>P5DT3H40M38S</meta:editing-duration>
    <meta:editing-cycles>368</meta:editing-cycles>
    <meta:generator>LibreOffice/3.5$Linux_X86_64 LibreOffice_project/350m1$Build-2</meta:generator>
    <dc:creator>thebrush </dc:creator>
    <meta:document-statistic meta:table-count="1" meta:image-count="0" meta:object-count="0" meta:page-count="1" meta:paragraph-count="32" meta:word-count="140" meta:character-count="1364" meta:non-whitespace-character-count="1247"/>
    <meta:user-defined meta:name="Info 1"/>
    <meta:user-defined meta:name="Info 2"/>
    <meta:user-defined meta:name="Info 3"/>
    <meta:user-defined meta:name="Info 4"/>
  </office:meta>
</office:document-meta>
</file>